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0b1" officeooo:paragraph-rsid="001e9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ne digit addition vertical clues</text:p>
      <text:p text:style-name="P1">Bug: program resets to 0 done on an error but then recycles to 0 after 5 correct answers when it should go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1-20T14:23:47.092417483</meta:creation-date>
    <dc:date>2015-01-20T14:26:30.460434172</dc:date>
    <dc:creator>Jim Fuqua</dc:creator>
    <meta:editing-duration>P0D</meta:editing-duration>
    <meta:editing-cycles>1</meta:editing-cycles>
    <meta:document-statistic meta:table-count="0" meta:image-count="0" meta:object-count="0" meta:page-count="1" meta:paragraph-count="2" meta:word-count="28" meta:character-count="143" meta:non-whitespace-character-count="117"/>
    <meta:generator>LibreOffice/4.2.7.2$Linux_X86_64 LibreOffice_project/420m0$Build-2</meta:generator>
  </office:meta>
</office:document-meta>
</file>